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693in"/>
    </style:style>
    <style:style style:name="co2" style:family="table-column">
      <style:table-column-properties fo:break-before="auto" style:column-width="2.17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فاتحِ بدر و اُحد، خندق و خیبر بولے</text:p>
            <text:p>فرد ہے ایک، زمانہ اسے لشکر بولے</text:p>
          </table:table-cell>
          <table:covered-table-cell/>
        </table:table-row>
        <table:table-row table:style-name="ro1">
          <table:table-cell office:value-type="string" calcext:value-type="string">
            <text:p>آئی مشکل ابھی آسان کیئے دیتے ہیں</text:p>
            <text:p>تن پہ اچھا نہیں لگتا ہو جسے سر بولے</text:p>
          </table:table-cell>
          <table:table-cell office:value-type="string" calcext:value-type="string">
            <text:p>گاڑھ کر رَن میں علم، فاتحِ خیبر بولے</text:p>
            <text:p>ہے علیؑ نام میرا، ماں مجھے حیدر بولے</text:p>
          </table:table-cell>
        </table:table-row>
        <table:table-row table:style-name="ro1">
          <table:table-cell office:value-type="string" calcext:value-type="string">
            <text:p>*آج تو عرشِ معلّیٰ پہ ہے رِندوں کا دماغ</text:p>
            <text:p>آج پینے کے لیے ساقیِ کوثر بولے</text:p>
          </table:table-cell>
          <table:table-cell office:value-type="string" calcext:value-type="string">
            <text:p>وہ الگ لوگ تھے جو دیکھ کے ڈر لوٹ گئے</text:p>
            <text:p>ہائے مرحب ہے کہاں، اب کوئی انتر بولے</text:p>
          </table:table-cell>
        </table:table-row>
        <table:table-row table:style-name="ro1">
          <table:table-cell office:value-type="string" calcext:value-type="string">
            <text:p>یہ زچّا خانۂ فرزندِ ابو طالب ہے</text:p>
            <text:p>یہ زمانہ جسے اللہ کا ہے گھر بولے</text:p>
          </table:table-cell>
          <table:table-cell office:value-type="string" calcext:value-type="string">
            <text:p>*باخدا اس میں نُصیری کی نہیں کوئی خطا</text:p>
            <text:p>مدحِ حیدر میں پیمبر ہیں سنبھل کر بولے</text:p>
          </table:table-cell>
        </table:table-row>
        <table:table-row table:style-name="ro1">
          <table:table-cell office:value-type="string" calcext:value-type="string">
            <text:p>دیکھ کر آتے ہوئے فاتحِ خیبر کے قدم</text:p>
            <text:p>مسکراتی ہوئی دیوار بڑھی در بولے</text:p>
          </table:table-cell>
          <table:table-cell office:value-type="string" calcext:value-type="string">
            <text:p>خانۂ کعبہ ازل ہی سے علیؑ کا گھر ہے</text:p>
            <text:p>سامنے آئے کسی اور کا ہو گھر بولے</text:p>
          </table:table-cell>
        </table:table-row>
        <table:table-row table:style-name="ro1">
          <table:table-cell office:value-type="string" calcext:value-type="string">
            <text:p>یہ غلامانِ علی ابنِ ابی طالب ہیں</text:p>
            <text:p>ہنس کے رضوان کو اشارے سے پیمبر بولے</text:p>
          </table:table-cell>
          <table:table-cell office:value-type="string" calcext:value-type="string">
            <text:p>حاملِ وحیِ الٰہی نے چُسائی ہے زباں</text:p>
            <text:p>علم کا شہر اسے، علم کا ہے در بولے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2T19:09:21.372077500</meta:creation-date>
    <dc:date>2026-01-22T19:10:25.509349700</dc:date>
    <meta:editing-duration>PT1M4S</meta:editing-duration>
    <meta:editing-cycles>1</meta:editing-cycles>
    <meta:document-statistic meta:table-count="1" meta:cell-count="11" meta:object-count="0"/>
    <meta:generator>LibreOffice/25.8.4.2$Windows_X86_64 LibreOffice_project/290daaa01b999472f0c7a3890eb6a550fd74c6df</meta:generator>
  </office:meta>
</office:document-meta>
</file>